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P4" style:family="paragraph">
      <style:text-properties style:font-name="Jameel Noori Nastaleeq" style:font-name-complex="Jameel Noori Nastaleeq"/>
    </style:style>
    <style:style style:name="P5" style:family="paragraph">
      <style:text-properties style:font-name="Jameel Noori Nastaleeq" fo:font-size="8pt" style:font-size-asian="8pt" style:font-name-complex="Jameel Noori Nastaleeq" style:font-size-complex="8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style:style style:name="T3" style:family="text">
      <style:text-properties style:font-name="Jameel Noori Nastaleeq" fo:font-size="8pt" style:font-size-asian="8pt" style:font-name-complex="Jameel Noori Nastaleeq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glue-point draw:id="4" svg:x="-2.288cm" svg:y="-4.051cm"/>
          <draw:custom-shape draw:style-name="gr1" draw:text-style-name="P1" draw:layer="layout" svg:width="0.515cm" svg:height="0.524cm" svg:x="7.023cm" svg:y="1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947cm" svg:height="0.963cm" svg:x="6.796cm" svg:y="1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255cm" svg:height="1.277cm" svg:x="6.652cm" svg:y="1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625cm" svg:height="1.653cm" svg:x="6.478cm" svg:y="1.0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4cm" svg:height="0.105cm" svg:x="7.226cm" svg:y="0.9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3cm" svg:height="0.105cm" svg:x="7.223cm" svg:y="1.3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3cm" svg:height="0.105cm" svg:x="7.232cm" svg:y="2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4cm" svg:height="0.105cm" svg:x="6.605cm" svg:y="1.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4cm" svg:height="0.106cm" svg:x="6.778cm" svg:y="2.2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3cm" svg:height="0.105cm" svg:x="6.784cm" svg:y="1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4cm" svg:height="0.105cm" svg:x="7.226cm" svg:y="1.1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3cm" svg:height="0.106cm" svg:x="7.664cm" svg:y="1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3cm" svg:height="0.105cm" svg:x="7.856cm" svg:y="1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3cm" svg:height="0.105cm" svg:x="7.674cm" svg:y="2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4cm" svg:height="0.105cm" svg:x="7.226cm" svg:y="2.4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3cm" svg:height="0.105cm" svg:x="6.427cm" svg:y="1.8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3cm" svg:height="0.105cm" svg:x="7.229cm" svg:y="2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3cm" svg:height="0.105cm" svg:x="8.046cm" svg:y="1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376cm" svg:height="0.325cm" svg:x="7.08cm" svg:y="1.713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draw:g>
        <draw:frame draw:style-name="gr5" draw:text-style-name="P3" draw:layer="layout" svg:width="0.869cm" svg:height="0.958cm" svg:x="7.696cm" svg:y="2.524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g xml:id="id4" draw:id="id4">
          <draw:glue-point draw:id="4" svg:x="0.328cm" svg:y="1.913cm"/>
          <draw:g>
            <draw:custom-shape draw:style-name="gr1" draw:text-style-name="P1" draw:layer="layout" svg:width="0.367cm" svg:height="0.374cm" svg:x="2.264cm" svg:y="1.6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6cm" svg:x="2.102cm" svg:y="1.5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406cm" svg:y="1.4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2.413cm" svg:y="2.1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064cm" svg:y="1.8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2.737cm" svg:y="1.8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2.305cm" svg:y="1.754cm">
              <t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draw:g>
          <draw:g>
            <draw:custom-shape draw:style-name="gr1" draw:text-style-name="P1" draw:layer="layout" svg:width="0.368cm" svg:height="0.373cm" svg:x="2.26cm" svg:y="0.7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6cm" svg:height="0.686cm" svg:x="2.098cm" svg:y="0.6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2.403cm" svg:y="0.6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409cm" svg:y="1.28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061cm" svg:y="0.9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733cm" svg:y="0.9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2.301cm" svg:y="0.865cm">
              <text:p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draw:g>
          <draw:g>
            <draw:custom-shape draw:style-name="gr1" draw:text-style-name="P1" draw:layer="layout" svg:width="0.368cm" svg:height="0.373cm" svg:x="2.267cm" svg:y="2.5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7cm" svg:x="2.106cm" svg:y="2.4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4cm" svg:x="2.41cm" svg:y="2.3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416cm" svg:y="3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068cm" svg:y="2.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74cm" svg:y="2.7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2.308cm" svg:y="2.64cm">
              <text:p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draw:g>
          <draw:g>
            <draw:custom-shape draw:style-name="gr1" draw:text-style-name="P1" draw:layer="layout" svg:width="0.367cm" svg:height="0.374cm" svg:x="3.159cm" svg:y="1.68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6cm" svg:x="2.997cm" svg:y="1.5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3.301cm" svg:y="1.49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3.308cm" svg:y="2.17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2.959cm" svg:y="1.8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5cm" svg:x="3.632cm" svg:y="1.83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9cm" svg:height="0.232cm" svg:x="3.199cm" svg:y="1.754cm">
              <text:p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draw:g>
          <draw:g>
            <draw:custom-shape draw:style-name="gr1" draw:text-style-name="P1" draw:layer="layout" svg:width="0.367cm" svg:height="0.374cm" svg:x="1.38cm" svg:y="1.69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0.675cm" svg:height="0.687cm" svg:x="1.218cm" svg:y="1.53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522cm" svg:y="1.50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3cm" svg:height="0.074cm" svg:x="1.529cm" svg:y="2.1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18cm" svg:y="1.84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074cm" svg:height="0.075cm" svg:x="1.852cm" svg:y="1.8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" draw:layer="layout" svg:width="0.268cm" svg:height="0.232cm" svg:x="1.42cm" svg:y="1.761c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  <draw:custom-shape draw:style-name="gr6" draw:text-style-name="P1" draw:layer="layout" svg:width="0.388cm" svg:height="0.132cm" svg:x="2.692cm" svg:y="1.8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387cm" svg:height="0.131cm" svg:x="1.804cm" svg:y="1.8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387cm" svg:height="0.131cm" draw:transform="rotate (1.5707963267949) translate (2.376cm 1.6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387cm" svg:height="0.131cm" draw:transform="rotate (1.5707963267949) translate (2.383cm 2.5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3" draw:layer="layout" svg:width="1.132cm" svg:height="0.916cm" svg:x="0.349cm" svg:y="2.404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frame draw:style-name="gr5" draw:text-style-name="P5" xml:id="id1" draw:id="id1" draw:layer="layout" svg:width="1.196cm" svg:height="0.653cm" svg:x="4.99cm" svg:y="0.507cm">
          <draw:text-box>
            <text:p text:style-name="P4"><text:span text:style-name="T3">بیرونی مدار</text:span></text:p>
          </draw:text-box>
        </draw:frame>
        <draw:connector draw:style-name="gr7" draw:text-style-name="P1" draw:layer="layout" draw:type="curve" svg:x1="6.186cm" svg:y1="0.833cm" svg:x2="6.895cm" svg:y2="1.165cm" draw:start-shape="id1" draw:start-glue-point="1" draw:end-shape="id2" draw:end-glue-point="4" svg:d="M6186 833c473 0 709 110 709 332" svg:viewBox="0 0 710 333">
          <text:p/>
        </draw:connector>
        <draw:frame draw:style-name="gr5" draw:text-style-name="P5" xml:id="id3" draw:id="id3" draw:layer="layout" svg:width="1.62cm" svg:height="0.653cm" svg:x="3.721cm" svg:y="2.585cm">
          <draw:text-box>
            <text:p text:style-name="P4"><text:span text:style-name="T3">شریک گرفتی بند</text:span><text:span text:style-name="T3"> </text:span></text:p>
          </draw:text-box>
        </draw:frame>
        <draw:connector draw:style-name="gr7" draw:text-style-name="P1" draw:layer="layout" draw:type="curve" draw:line-skew="2.638cm -1.405cm" svg:x1="3.721cm" svg:y1="2.911cm" svg:x2="2.524cm" svg:y2="2.357cm" draw:start-shape="id3" draw:start-glue-point="3" draw:end-shape="id4" draw:end-glue-point="4" svg:d="M3721 2911c-606 0-504-289-652-437s-545-153-545-117" svg:viewBox="0 0 1198 57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8:31:13.984837521</dc:date>
    <meta:editing-duration>P0D</meta:editing-duration>
    <meta:editing-cycles>1</meta:editing-cycles>
    <meta:document-statistic meta:object-count="71"/>
    <meta:generator>LibreOffice/4.2.8.2$Linux_x86 LibreOffice_project/420m0$Build-2</meta:generator>
  </office:meta>
</office:document-meta>
</file>

<file path=Object 1/content.xml><?xml version="1.0" encoding="utf-8"?>
<math xmlns="http://www.w3.org/1998/Math/MathML">
  <semantics>
    <mi mathvariant="italic">Si</mi>
    <annotation encoding="StarMath 5.0">Si</annotation>
  </semantics>
</math>
</file>

<file path=Object 2/content.xml><?xml version="1.0" encoding="utf-8"?>
<math xmlns="http://www.w3.org/1998/Math/MathML">
  <semantics>
    <mi mathvariant="italic">Si</mi>
    <annotation encoding="StarMath 5.0">Si</annotation>
  </semantics>
</math>
</file>

<file path=Object 3/content.xml><?xml version="1.0" encoding="utf-8"?>
<math xmlns="http://www.w3.org/1998/Math/MathML">
  <semantics>
    <mi mathvariant="italic">Si</mi>
    <annotation encoding="StarMath 5.0">Si</annotation>
  </semantics>
</math>
</file>

<file path=Object 4/content.xml><?xml version="1.0" encoding="utf-8"?>
<math xmlns="http://www.w3.org/1998/Math/MathML">
  <semantics>
    <mi mathvariant="italic">Si</mi>
    <annotation encoding="StarMath 5.0">Si</annotation>
  </semantics>
</math>
</file>

<file path=Object 5/content.xml><?xml version="1.0" encoding="utf-8"?>
<math xmlns="http://www.w3.org/1998/Math/MathML">
  <semantics>
    <mi mathvariant="italic">Si</mi>
    <annotation encoding="StarMath 5.0">Si</annotation>
  </semantics>
</math>
</file>

<file path=Object 6/content.xml><?xml version="1.0" encoding="utf-8"?>
<math xmlns="http://www.w3.org/1998/Math/MathML">
  <semantics>
    <mi mathvariant="italic">Si</mi>
    <annotation encoding="StarMath 5.0">Si</annotation>
  </semantics>
</math>
</file>